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5cm" fo:min-width="6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5cm" fo:min-width="5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7cm" fo:min-width="7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8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9.85cm" fo:min-width="1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95cm" fo:min-width="5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8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834cm" fo:min-width="4.584cm"/>
    </style:style>
    <style:style style:name="gr15" style:family="graphic" style:parent-style-name="standard">
      <style:graphic-properties draw:stroke="none" draw:fill="none" fo:min-height="0.4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99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1cm" svg:height="6.4cm" svg:x="2.4cm" svg:y="1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92cm" svg:height="0.962cm" svg:x="2.58cm" svg:y="2.238cm">
            <draw:text-box>
              <text:p><text:span text:style-name="T1">Restaurant Simulator</text:span></text:p>
            </draw:text-box>
          </draw:frame>
          <draw:custom-shape draw:style-name="gr3" draw:text-style-name="P1" draw:layer="layout" svg:width="5.7cm" svg:height="1.2cm" svg:x="3.1cm" svg:y="5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6.374cm" svg:height="0.806cm" svg:x="2.7cm" svg:y="4cm">
            <draw:text-box>
              <text:p><text:span text:style-name="T2">Please enter the password</text:span></text:p>
            </draw:text-box>
          </draw:frame>
        </draw:g>
        <draw:frame draw:style-name="gr5" draw:text-style-name="P4" draw:layer="layout" svg:width="7.627cm" svg:height="4.367cm" svg:x="10.8cm" svg:y="1.8cm">
          <draw:text-box>
            <text:p><text:span text:style-name="T3">This box asking for the </text:span></text:p>
            <text:p><text:span text:style-name="T3">password will pop up once the</text:span></text:p>
            <text:p><text:span text:style-name="T3">program is opened. The <text:s/></text:span></text:p>
            <text:p><text:span text:style-name="T3">purpose of this is to only allow</text:span></text:p>
            <text:p><text:span text:style-name="T3">staff to access this program.</text:span></text:p>
            <text:p><text:span text:style-name="T3"/></text:p>
            <text:p><text:span text:style-name="T3"/></text:p>
          </draw:text-box>
        </draw:frame>
        <draw:frame draw:style-name="gr6" draw:layer="layout" svg:width="9.604cm" svg:height="2.384cm" svg:x="10.096cm" svg:y="10.116cm">
          <draw:text-box>
            <text:p><text:span text:style-name="T3">If the user enters the wrong</text:span></text:p>
            <text:p><text:span text:style-name="T3">password then it will inform the</text:span></text:p>
            <text:p><text:span text:style-name="T3">user at the bottom left of the bo</text:span>x</text:p>
          </draw:text-box>
        </draw:frame>
        <draw:frame draw:style-name="gr7" draw:text-style-name="P3" draw:layer="layout" svg:width="11.322cm" svg:height="2.384cm" svg:x="9.6cm" svg:y="13.416cm">
          <draw:text-box>
            <text:p text:style-name="P3"><text:span text:style-name="T2">The password prompt box will disappear once</text:span></text:p>
            <text:p text:style-name="P3"><text:span text:style-name="T2">the correct password has been entered. </text:span></text:p>
            <text:p text:style-name="P3"><text:span text:style-name="T2">The main program will continue to run.</text:span></text:p>
          </draw:text-box>
        </draw:frame>
        <draw:g>
          <draw:g>
            <draw:custom-shape draw:style-name="gr1" draw:text-style-name="P1" draw:layer="layout" svg:width="7.1cm" svg:height="6.4cm" svg:x="2.3cm" svg:y="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92cm" svg:height="0.962cm" svg:x="2.48cm" svg:y="9.338cm">
              <draw:text-box>
                <text:p><text:span text:style-name="T1">Restaurant Simulator</text:span></text:p>
              </draw:text-box>
            </draw:frame>
            <draw:custom-shape draw:style-name="gr3" draw:text-style-name="P1" draw:layer="layout" svg:width="5.7cm" svg:height="1.2cm" svg:x="3cm" svg:y="12.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6.374cm" svg:height="0.806cm" svg:x="2.6cm" svg:y="11.1cm">
              <draw:text-box>
                <text:p><text:span text:style-name="T2">Please enter the password</text:span></text:p>
              </draw:text-box>
            </draw:frame>
          </draw:g>
          <draw:frame draw:style-name="gr8" draw:text-style-name="P5" draw:layer="layout" svg:width="7.3cm" svg:height="1.174cm" svg:x="2.4cm" svg:y="14.226cm">
            <draw:text-box>
              <text:p text:style-name="P5"><text:span text:style-name="T4">You have entered the wrong password.</text:span></text:p>
              <text:p text:style-name="P5"><text:span text:style-name="T4">Please try again.</text:span></text:p>
            </draw:text-box>
          </draw:frame>
        </draw:g>
        <draw:g>
          <draw:g>
            <draw:g>
              <draw:g>
                <draw:g>
                  <draw:g>
                    <draw:custom-shape draw:style-name="gr9" draw:text-style-name="P1" draw:layer="layout" svg:width="10.8cm" svg:height="10.1cm" svg:x="2.4cm" svg:y="17.5cm">
                      <text:p/>
                      <draw:enhanced-geometry svg:viewBox="0 0 21600 21600" draw:type="rectangle" draw:enhanced-path="M 0 0 L 21600 0 21600 21600 0 21600 0 0 Z N"/>
                    </draw:custom-shape>
                    <draw:frame draw:style-name="gr10" draw:layer="layout" svg:width="6.454cm" svg:height="0.962cm" svg:x="5.146cm" svg:y="17.7cm">
                      <draw:text-box>
                        <text:p>Restaurant Simulator</text:p>
                      </draw:text-box>
                    </draw:frame>
                    <draw:custom-shape draw:style-name="gr11" draw:text-style-name="P1" draw:layer="layout" svg:width="1.2cm" svg:height="1cm" svg:x="3.7cm" svg:y="19.2cm">
                      <text:p text:style-name="P1">1</text:p>
                      <draw:enhanced-geometry svg:viewBox="0 0 21600 21600" draw:type="rectangle" draw:enhanced-path="M 0 0 L 21600 0 21600 21600 0 21600 0 0 Z N"/>
                    </draw:custom-shape>
                    <draw:custom-shape draw:style-name="gr11" draw:text-style-name="P1" draw:layer="layout" svg:width="1.2cm" svg:height="1cm" svg:x="5.9cm" svg:y="19cm">
                      <text:p text:style-name="P1">2</text:p>
                      <draw:enhanced-geometry svg:viewBox="0 0 21600 21600" draw:type="rectangle" draw:enhanced-path="M 0 0 L 21600 0 21600 21600 0 21600 0 0 Z N"/>
                    </draw:custom-shape>
                    <draw:custom-shape draw:style-name="gr11" draw:text-style-name="P1" draw:layer="layout" svg:width="1.2cm" svg:height="1cm" svg:x="8.3cm" svg:y="19.3cm">
                      <text:p text:style-name="P1">3</text:p>
                      <draw:enhanced-geometry svg:viewBox="0 0 21600 21600" draw:type="rectangle" draw:enhanced-path="M 0 0 L 21600 0 21600 21600 0 21600 0 0 Z N"/>
                    </draw:custom-shape>
                    <draw:custom-shape draw:style-name="gr11" draw:text-style-name="P1" draw:layer="layout" svg:width="1.2cm" svg:height="1cm" svg:x="11.1cm" svg:y="18.9cm">
                      <text:p text:style-name="P1">4</text:p>
                      <draw:enhanced-geometry svg:viewBox="0 0 21600 21600" draw:type="rectangle" draw:enhanced-path="M 0 0 L 21600 0 21600 21600 0 21600 0 0 Z N"/>
                    </draw:custom-shape>
                    <draw:custom-shape draw:style-name="gr11" draw:text-style-name="P1" draw:layer="layout" svg:width="1.2cm" svg:height="1cm" svg:x="10.8cm" svg:y="21.1cm">
                      <text:p text:style-name="P1">5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1" draw:layer="layout" svg:width="6.3cm" svg:height="4.2cm" svg:x="2.9cm" svg:y="21.6cm">
                      <text:p/>
                      <draw:enhanced-geometry svg:viewBox="0 0 21600 21600" draw:type="rectangle" draw:enhanced-path="M 0 0 L 21600 0 21600 21600 0 21600 0 0 Z N"/>
                    </draw:custom-shape>
                    <draw:frame draw:style-name="gr13" draw:text-style-name="P6" draw:layer="layout" svg:width="2.382cm" svg:height="0.763cm" svg:x="4.318cm" svg:y="21.737cm">
                      <draw:text-box>
                        <text:p><text:span text:style-name="T5">Bookings</text:span></text:p>
                      </draw:text-box>
                    </draw:frame>
                    <draw:custom-shape draw:style-name="gr14" draw:text-style-name="P1" draw:layer="layout" svg:width="5.2cm" svg:height="1.2cm" svg:x="3.1cm" svg:y="26.2cm">
                      <text:p text:style-name="P1">Manage Bookings</text:p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11" draw:text-style-name="P1" draw:layer="layout" svg:width="1.2cm" svg:height="1cm" svg:x="9.8cm" svg:y="23.2cm">
                      <text:p text:style-name="P1">6</text:p>
                      <draw:enhanced-geometry svg:viewBox="0 0 21600 21600" draw:type="rectangle" draw:enhanced-path="M 0 0 L 21600 0 21600 21600 0 21600 0 0 Z N"/>
                    </draw:custom-shape>
                    <draw:custom-shape draw:style-name="gr11" draw:text-style-name="P1" draw:layer="layout" svg:width="1.2cm" svg:height="1cm" svg:x="11.4cm" svg:y="24.4cm">
                      <text:p text:style-name="P1">7</text:p>
                      <draw:enhanced-geometry svg:viewBox="0 0 21600 21600" draw:type="rectangle" draw:enhanced-path="M 0 0 L 21600 0 21600 21600 0 21600 0 0 Z N"/>
                    </draw:custom-shape>
                    <draw:frame draw:style-name="gr15" draw:layer="layout" svg:width="5cm" svg:height="0.663cm" svg:x="3.3cm" svg:y="22.6cm">
                      <draw:text-box>
                        <text:p><text:span text:style-name="T4"><text:s/></text:span></text:p>
                      </draw:text-box>
                    </draw:frame>
                    <draw:frame draw:style-name="gr16" draw:text-style-name="P7" draw:layer="layout" svg:width="5.497cm" svg:height="0.607cm" svg:x="3.203cm" svg:y="22.5cm">
                      <draw:text-box>
                        <text:p><text:span text:style-name="T6">Name | TelNo|TableNo|PplNo|Time </text:span></text:p>
                      </draw:text-box>
                    </draw:frame>
                  </draw:g>
                  <draw:custom-shape draw:style-name="gr17" draw:text-style-name="P1" draw:layer="layout" svg:width="10.8cm" svg:height="0.5cm" svg:x="2.4cm" svg:y="1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frame draw:style-name="gr18" draw:text-style-name="P8" draw:layer="layout" svg:width="10.7cm" svg:height="0.725cm" svg:x="2.5cm" svg:y="16.875cm">
            <draw:text-box>
              <text:p><text:span text:style-name="T7">Menu | Change Password</text:span></text:p>
            </draw:text-box>
          </draw:frame>
        </draw:g>
        <draw:line draw:style-name="gr19" draw:text-style-name="P1" draw:layer="layout" svg:x1="12.6cm" svg:y1="15.4cm" svg:x2="11.6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21:35:49.825000000</meta:creation-date>
    <dc:date>2015-01-13T21:20:55.172000000</dc:date>
    <meta:editing-duration>PT2H29M3S</meta:editing-duration>
    <meta:editing-cycles>7</meta:editing-cycles>
    <meta:generator>LibreOffice/4.3.2.2$Windows_x86 LibreOffice_project/edfb5295ba211bd31ad47d0bad0118690f76407d</meta:generator>
    <meta:document-statistic meta:object-count="38"/>
  </office:meta>
</office:document-meta>
</file>